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morandum</text:p>
      <text:p text:style-name="Standard"/>
      <text:p text:style-name="Standard"/>
      <text:p text:style-name="Standard">To:<text:tab/>All members of the Desktop publishing section/<text:span text:style-name="T1">Aan al die lede van die <text:s/>Tafelpublikasie afdeling</text:span></text:p>
      <text:p text:style-name="Standard"/>
      <text:p text:style-name="Standard">The latest prices of the products have just been calculated. <text:s/>To remain profitable we need to quote the following prices for our products. </text:p>
      <text:p text:style-name="Standard"/>
      <text:p text:style-name="P1">Die nuutste pryse van produkte is nou bereken. <text:s/>Om winsgewend te bly moet ons die volgende pryse vir ons produkte vra.</text:p>
      <text:p text:style-name="Standard"/>
      <text:p text:style-name="Standard">7.1.2: Place the table here/<text:span text:style-name="T1">Plaas die tabel hier</text:span></text:p>
      <text:p text:style-name="Standard"/>
      <text:p text:style-name="Standard"/>
      <text:p text:style-name="Standard">The service has proved to be very popular. Study the graph below to see the growth in the division.</text:p>
      <text:p text:style-name="Standard"/>
      <text:p text:style-name="P1">Die diens is baie populêr. Bestudeer die grafiek hieronder om die groei in hierdie afdeling te sien. </text:p>
      <text:p text:style-name="Standard"/>
      <text:p text:style-name="Standard">7.1.3 Paste the graph in here/<text:span text:style-name="T1">Plak die grafiek hier in</text:span></text:p>
      <text:p text:style-name="Standard"/>
      <text:p text:style-name="Standard">Kind regards</text:p>
      <text:p text:style-name="P1">Groete</text:p>
      <text:p text:style-name="Standard"/>
      <text:p text:style-name="P2">Konnex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Z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501cm" fo:margin-left="2.007cm" fo:margin-right="2.007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12:17:00</meta:creation-date>
    <dc:creator>NSC72</dc:creator>
    <dc:date>2009-06-19T12:33:00</dc:date>
    <meta:editing-cycles>5</meta:editing-cycles>
    <meta:editing-duration>PT00H03M00S</meta:editing-duration>
    <meta:document-statistic meta:table-count="0" meta:image-count="0" meta:object-count="0" meta:page-count="1" meta:paragraph-count="11" meta:word-count="118" meta:character-count="696"/>
    <meta:generator>OpenOffice.org/3.0$Linux OpenOffice.org_project/300m15$Build-9379</meta:generator>
  </office:meta>
</office:document-meta>
</file>